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217000001DAD6016168.jpg" manifest:media-type="image/jpeg"/>
  <manifest:file-entry manifest:full-path="Pictures/100000000000024E000001BBC9BAF0F4.jpg" manifest:media-type="image/jpeg"/>
  <manifest:file-entry manifest:full-path="Pictures/100000000000024400000183BCA22CB0.jpg" manifest:media-type="image/jpeg"/>
  <manifest:file-entry manifest:full-path="Pictures/1000000000000182000000FB4BDDEFC3.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teration Mono Powerline" svg:font-family="'Literation Mono Powerline'"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fill="none" draw:textarea-horizontal-align="justify" draw:textarea-vertical-align="middle" draw:auto-grow-height="false" fo:min-height="0cm" fo:min-width="0cm" fo:wrap-option="no-wrap"/>
    </style:style>
    <style:style style:name="gr2" style:family="graphic" style:parent-style-name="standard">
      <style:graphic-properties svg:stroke-width="0.1cm" draw:marker-start-width="0.35cm" draw:marker-end-width="0.35cm" draw:fill="none" draw:textarea-horizontal-align="justify" draw:textarea-vertical-align="middle" draw:auto-grow-height="false" fo:padding-top="0.175cm" fo:padding-bottom="0.175cm" fo:padding-left="0.3cm" fo:padding-right="0.3cm"/>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T1" style:family="text">
      <style:text-properties style:font-name="Literation Mono Powerline"/>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3cm" svg:height="10.2cm" svg:x="-2.4cm" svg:y="8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draw:layer="layout" svg:width="14.4cm" svg:height="9.2cm" svg:x="12.2cm" svg:y="1.1cm">
          <text:p/>
          <draw:enhanced-geometry svg:viewBox="0 0 21600 21600" draw:type="rectangle" draw:enhanced-path="M 0 0 L 21600 0 21600 21600 0 21600 0 0 Z N"/>
        </draw:custom-shape>
        <draw:frame draw:style-name="gr3" draw:text-style-name="P1" draw:layer="layout" svg:width="6.512cm" svg:height="4.234cm" svg:x="1.788cm" svg:y="1.966cm">
          <draw:image xlink:href="Pictures/1000000000000182000000FB4BDDEFC3.jpg" xlink:type="simple" xlink:show="embed" xlink:actuate="onLoad">
            <text:p/>
          </draw:image>
        </draw:frame>
        <draw:frame draw:style-name="gr3" draw:text-style-name="P1" draw:layer="layout" svg:width="6.613cm" svg:height="4.412cm" svg:x="19.2cm" svg:y="3.4cm">
          <draw:image xlink:href="Pictures/100000000000024400000183BCA22CB0.jpg" xlink:type="simple" xlink:show="embed" xlink:actuate="onLoad">
            <text:p/>
          </draw:image>
        </draw:frame>
        <draw:frame draw:style-name="gr3" draw:text-style-name="P1" draw:layer="layout" svg:width="7.655cm" svg:height="5.748cm" svg:x="0.845cm" svg:y="10.1cm">
          <draw:image xlink:href="Pictures/100000000000024E000001BBC9BAF0F4.jpg" xlink:type="simple" xlink:show="embed" xlink:actuate="onLoad">
            <text:p/>
          </draw:image>
        </draw:frame>
        <draw:custom-shape draw:style-name="gr4" draw:text-style-name="P1" draw:layer="layout" svg:width="3.9cm" svg:height="7.2cm" svg:x="13.4cm" svg:y="11.9cm">
          <text:p text:style-name="P1"/>
          <text:p text:style-name="P1"/>
          <text:p text:style-name="P1">Notebook</text:p>
          <text:p text:style-name="P1">Jupyter</text:p>
          <draw:enhanced-geometry svg:viewBox="0 0 21600 21600" draw:type="rectangle" draw:enhanced-path="M 0 0 L 21600 0 21600 21600 0 21600 0 0 Z N"/>
        </draw:custom-shape>
        <draw:custom-shape draw:style-name="gr4" draw:text-style-name="P1" draw:layer="layout" svg:width="4.3cm" svg:height="8.1cm" svg:x="12.6cm" svg:y="1.8cm">
          <text:p text:style-name="P1">ROS</text:p>
          <draw:enhanced-geometry svg:viewBox="0 0 21600 21600" draw:type="rectangle" draw:enhanced-path="M 0 0 L 21600 0 21600 21600 0 21600 0 0 Z N"/>
        </draw:custom-shape>
        <draw:custom-shape draw:style-name="gr4" draw:text-style-name="P1" draw:layer="layout" svg:width="3.3cm" svg:height="2.1cm" svg:x="11cm" svg:y="2.6cm">
          <text:p text:style-name="P1">Driver </text:p>
          <text:p text:style-name="P1"><text:span text:style-name="T1">kobuki</text:span></text:p>
          <draw:enhanced-geometry svg:viewBox="0 0 21600 21600" draw:type="rectangle" draw:enhanced-path="M 0 0 L 21600 0 21600 21600 0 21600 0 0 Z N"/>
        </draw:custom-shape>
        <draw:custom-shape draw:style-name="gr4" draw:text-style-name="P1" draw:layer="layout" svg:width="6.7cm" svg:height="2.1cm" svg:x="9.7cm" svg:y="7.4cm">
          <text:p text:style-name="P1"><text:span text:style-name="T1">rosbrige</text:span></text:p>
          <text:p text:style-name="P1">(serveur websocket)</text:p>
          <draw:enhanced-geometry svg:viewBox="0 0 21600 21600" draw:type="rectangle" draw:enhanced-path="M 0 0 L 21600 0 21600 21600 0 21600 0 0 Z N"/>
        </draw:custom-shape>
        <draw:custom-shape draw:style-name="gr4" draw:text-style-name="P1" draw:layer="layout" svg:width="1.8cm" svg:height="2.39cm" draw:transform="rotate (0.0120427718387608) translate (9.171cm 9.61cm)">
          <text:p text:style-name="P1">Connexion</text:p>
          <text:p text:style-name="P1">websocket</text:p>
          <draw:enhanced-geometry svg:viewBox="0 0 21600 21600" draw:text-areas="?f0 ?f8 ?f2 ?f9" draw:type="up-down-arrow" draw:modifiers="4149.69461410328 5188.20815175596"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2" draw:text-style-name="P1" draw:layer="layout" svg:width="14.4cm" svg:height="9.2cm" svg:x="12.2cm" svg:y="10.6cm">
          <text:p/>
          <draw:enhanced-geometry svg:viewBox="0 0 21600 21600" draw:type="rectangle" draw:enhanced-path="M 0 0 L 21600 0 21600 21600 0 21600 0 0 Z N"/>
        </draw:custom-shape>
        <draw:custom-shape draw:style-name="gr4" draw:text-style-name="P1" draw:layer="layout" svg:width="6.4cm" svg:height="2.6cm" svg:x="9.5cm" svg:y="12.4cm">
          <text:p text:style-name="P1">Librarie</text:p>
          <text:p text:style-name="P1"><text:span text:style-name="T1">robmob</text:span></text:p>
          <text:p text:style-name="P1">(python)</text:p>
          <draw:enhanced-geometry svg:viewBox="0 0 21600 21600" draw:type="rectangle" draw:enhanced-path="M 0 0 L 21600 0 21600 21600 0 21600 0 0 Z N"/>
        </draw:custom-shape>
        <draw:frame draw:style-name="gr5" draw:layer="layout" svg:width="5.819cm" svg:height="0.962cm" svg:x="20.5cm" svg:y="9.138cm">
          <draw:text-box>
            <text:p>Ordinateur de bord</text:p>
          </draw:text-box>
        </draw:frame>
        <draw:frame draw:style-name="gr5" draw:layer="layout" svg:width="4.955cm" svg:height="0.962cm" svg:x="21.445cm" svg:y="18.5cm">
          <draw:text-box>
            <text:p>PC de l'étudiant</text:p>
          </draw:text-box>
        </draw:frame>
        <draw:frame draw:style-name="gr3" draw:text-style-name="P1" draw:layer="layout" svg:width="8.246cm" svg:height="7.306cm" svg:x="17.754cm" svg:y="11cm">
          <draw:image xlink:href="Pictures/1000000000000217000001DAD6016168.jpg" xlink:type="simple" xlink:show="embed" xlink:actuate="onLoad">
            <text:p/>
          </draw:image>
        </draw:frame>
        <draw:custom-shape draw:style-name="gr4" draw:text-style-name="P1" draw:layer="layout" svg:width="3cm" svg:height="2.4cm" svg:x="7.7cm" svg:y="2.7cm">
          <text:p text:style-name="P1">Connexion</text:p>
          <text:p text:style-name="P1">USB</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5" draw:layer="layout" svg:width="6.594cm" svg:height="0.962cm" svg:x="1.3cm" svg:y="1.3cm">
          <draw:text-box>
            <text:p>Plate-forme robotique</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teration Mono Powerline" svg:font-family="'Literation Mono Powerline'"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CA"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9-07T15:38:25.642347082</meta:creation-date>
    <dc:date>2016-09-08T11:04:42.131245588</dc:date>
    <meta:editing-duration>PT19H11M5S</meta:editing-duration>
    <meta:editing-cycles>2</meta:editing-cycles>
    <meta:generator>LibreOffice/4.2.8.2$Linux_X86_64 LibreOffice_project/420m0$Build-2</meta:generator>
    <meta:document-statistic meta:object-count="17"/>
  </office:meta>
</office:document-meta>
</file>